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375" officeooo:paragraph-rsid="0001a375"/>
    </style:style>
    <style:style style:name="P2" style:family="paragraph" style:parent-style-name="Standard">
      <style:paragraph-properties fo:text-align="center" style:justify-single-word="false"/>
      <style:text-properties fo:font-size="15pt" officeooo:rsid="0001a375" officeooo:paragraph-rsid="0001a375" style:font-size-asian="15pt" style:font-size-complex="15pt"/>
    </style:style>
    <style:style style:name="P3" style:family="paragraph" style:parent-style-name="Standard">
      <style:text-properties officeooo:rsid="000209a8" officeooo:paragraph-rsid="000209a8"/>
    </style:style>
    <style:style style:name="P4" style:family="paragraph" style:parent-style-name="Standard" style:list-style-name="L1">
      <style:text-properties officeooo:rsid="0001a375" officeooo:paragraph-rsid="0001a375"/>
    </style:style>
    <style:style style:name="P5" style:family="paragraph" style:parent-style-name="Standard" style:list-style-name="L1">
      <style:text-properties officeooo:rsid="000263a7" officeooo:paragraph-rsid="000263a7"/>
    </style:style>
    <style:style style:name="P6" style:family="paragraph" style:parent-style-name="Standard" style:list-style-name="L1">
      <style:text-properties officeooo:rsid="00043c26" officeooo:paragraph-rsid="00043c26"/>
    </style:style>
    <style:style style:name="P7" style:family="paragraph" style:parent-style-name="Standard" style:list-style-name="L1">
      <style:text-properties officeooo:rsid="00035f50" officeooo:paragraph-rsid="00035f50"/>
    </style:style>
    <style:style style:name="P8" style:family="paragraph" style:parent-style-name="Standard" style:list-style-name="L1">
      <style:text-properties officeooo:rsid="000e2926" officeooo:paragraph-rsid="000e2926"/>
    </style:style>
    <style:style style:name="P9" style:family="paragraph" style:parent-style-name="Standard" style:list-style-name="L1">
      <style:text-properties officeooo:rsid="000c31a0" officeooo:paragraph-rsid="000c31a0"/>
    </style:style>
    <style:style style:name="P10" style:family="paragraph" style:parent-style-name="Standard" style:list-style-name="L1" style:master-page-name="">
      <loext:graphic-properties draw:fill="none"/>
      <style:paragraph-properties fo:margin-left="1.75in" fo:margin-right="0in" fo:text-indent="-0.75in" style:auto-text-indent="false" style:page-number="auto" fo:background-color="transparent"/>
      <style:text-properties officeooo:rsid="0011d683" officeooo:paragraph-rsid="0011d683"/>
    </style:style>
    <style:style style:name="P11" style:family="paragraph" style:parent-style-name="Standard" style:list-style-name="L1">
      <loext:graphic-properties draw:fill="none"/>
      <style:paragraph-properties fo:margin-left="1.75in" fo:margin-right="0in" fo:text-indent="-0.75in" style:auto-text-indent="false" fo:background-color="transparent"/>
      <style:text-properties officeooo:rsid="0015b890" officeooo:paragraph-rsid="0015b890"/>
    </style:style>
    <style:style style:name="P12" style:family="paragraph" style:parent-style-name="Standard" style:list-style-name="L1">
      <style:text-properties officeooo:rsid="000fd2b1" officeooo:paragraph-rsid="000fd2b1"/>
    </style:style>
    <style:style style:name="P13" style:family="paragraph" style:parent-style-name="Standard" style:list-style-name="L1" style:master-page-name="">
      <loext:graphic-properties draw:fill="none"/>
      <style:paragraph-properties fo:margin-left="2in" fo:margin-right="0in" fo:text-indent="-1in" style:auto-text-indent="false" style:page-number="auto" fo:background-color="transparent"/>
      <style:text-properties officeooo:rsid="000fd2b1" officeooo:paragraph-rsid="000fd2b1"/>
    </style:style>
    <style:style style:name="P14" style:family="paragraph" style:parent-style-name="Standard" style:list-style-name="L1">
      <style:text-properties officeooo:rsid="00272f41" officeooo:paragraph-rsid="00272f41"/>
    </style:style>
    <style:style style:name="P15" style:family="paragraph" style:parent-style-name="Standard" style:list-style-name="L1">
      <style:text-properties officeooo:rsid="000209a8" officeooo:paragraph-rsid="000209a8"/>
    </style:style>
    <style:style style:name="P16" style:family="paragraph" style:parent-style-name="Standard" style:list-style-name="L1">
      <style:text-properties officeooo:rsid="002cc4f6" officeooo:paragraph-rsid="002cc4f6"/>
    </style:style>
    <style:style style:name="P17" style:family="paragraph" style:parent-style-name="Standard" style:list-style-name="L1">
      <style:text-properties officeooo:rsid="002eb7a6" officeooo:paragraph-rsid="002eb7a6"/>
    </style:style>
    <style:style style:name="P18" style:family="paragraph" style:parent-style-name="Standard" style:list-style-name="L1">
      <style:text-properties officeooo:rsid="002f6989" officeooo:paragraph-rsid="002f6989"/>
    </style:style>
    <style:style style:name="P19" style:family="paragraph" style:parent-style-name="Standard" style:list-style-name="L1">
      <style:text-properties officeooo:rsid="00302182" officeooo:paragraph-rsid="00302182"/>
    </style:style>
    <style:style style:name="P20" style:family="paragraph" style:parent-style-name="Standard" style:list-style-name="L1">
      <style:text-properties officeooo:rsid="0031763f" officeooo:paragraph-rsid="0031763f"/>
    </style:style>
    <style:style style:name="P21" style:family="paragraph" style:parent-style-name="Standard" style:list-style-name="L1" style:master-page-name="">
      <loext:graphic-properties draw:fill="none"/>
      <style:paragraph-properties fo:margin-left="1.5in" fo:margin-right="0in" fo:text-indent="-0.75in" style:auto-text-indent="false" style:page-number="auto" fo:background-color="transparent"/>
      <style:text-properties officeooo:rsid="0031b695" officeooo:paragraph-rsid="0031b695"/>
    </style:style>
    <style:style style:name="P22" style:family="paragraph" style:parent-style-name="Standard" style:list-style-name="L1">
      <style:text-properties officeooo:rsid="0032b7d1" officeooo:paragraph-rsid="0032b7d1"/>
    </style:style>
    <style:style style:name="P23" style:family="paragraph" style:parent-style-name="Standard" style:list-style-name="L1">
      <style:text-properties officeooo:rsid="00341bd3" officeooo:paragraph-rsid="00341bd3"/>
    </style:style>
    <style:style style:name="P24" style:family="paragraph" style:parent-style-name="Standard" style:list-style-name="L1">
      <style:text-properties officeooo:rsid="00341bd3" officeooo:paragraph-rsid="003ed9ff"/>
    </style:style>
    <style:style style:name="P25" style:family="paragraph" style:parent-style-name="Standard" style:list-style-name="L1" style:master-page-name="">
      <loext:graphic-properties draw:fill="none"/>
      <style:paragraph-properties fo:margin-left="1.25in" fo:margin-right="0in" fo:text-indent="-0.75in" style:auto-text-indent="false" style:page-number="auto" fo:background-color="transparent"/>
      <style:text-properties officeooo:rsid="003587ac" officeooo:paragraph-rsid="003587ac"/>
    </style:style>
    <style:style style:name="P26" style:family="paragraph" style:parent-style-name="Standard" style:list-style-name="L1">
      <style:text-properties officeooo:rsid="0037f9bd" officeooo:paragraph-rsid="0037f9bd"/>
    </style:style>
    <style:style style:name="P27" style:family="paragraph" style:parent-style-name="Standard" style:list-style-name="L1" style:master-page-name="">
      <loext:graphic-properties draw:fill="none"/>
      <style:paragraph-properties fo:margin-left="1.75in" fo:margin-right="0in" fo:text-indent="-0.75in" style:auto-text-indent="false" style:page-number="auto" fo:background-color="transparent"/>
      <style:text-properties officeooo:rsid="0037f9bd" officeooo:paragraph-rsid="0037f9bd"/>
    </style:style>
    <style:style style:name="P28" style:family="paragraph" style:parent-style-name="Standard" style:list-style-name="L1">
      <loext:graphic-properties draw:fill="none"/>
      <style:paragraph-properties fo:margin-left="1.75in" fo:margin-right="0in" fo:text-indent="-0.75in" style:auto-text-indent="false" fo:background-color="transparent"/>
      <style:text-properties officeooo:rsid="003b6e74" officeooo:paragraph-rsid="003b6e74"/>
    </style:style>
    <style:style style:name="P29" style:family="paragraph" style:parent-style-name="Standard" style:list-style-name="L1">
      <loext:graphic-properties draw:fill="none"/>
      <style:paragraph-properties fo:margin-left="1.75in" fo:margin-right="0in" fo:text-indent="-0.75in" style:auto-text-indent="false" fo:background-color="transparent"/>
      <style:text-properties officeooo:rsid="003d62e3" officeooo:paragraph-rsid="003d62e3"/>
    </style:style>
    <style:style style:name="P30" style:family="paragraph" style:parent-style-name="Standard" style:list-style-name="L1">
      <style:text-properties officeooo:rsid="003e3b1b" officeooo:paragraph-rsid="003e3b1b"/>
    </style:style>
    <style:style style:name="T1" style:family="text">
      <style:text-properties officeooo:rsid="000263a7"/>
    </style:style>
    <style:style style:name="T2" style:family="text">
      <style:text-properties officeooo:rsid="00035f50"/>
    </style:style>
    <style:style style:name="T3" style:family="text">
      <style:text-properties officeooo:rsid="00043c26"/>
    </style:style>
    <style:style style:name="T4" style:family="text">
      <style:text-properties officeooo:rsid="0005dc10"/>
    </style:style>
    <style:style style:name="T5" style:family="text">
      <style:text-properties officeooo:rsid="0008a6f5"/>
    </style:style>
    <style:style style:name="T6" style:family="text">
      <style:text-properties officeooo:rsid="0009477d"/>
    </style:style>
    <style:style style:name="T7" style:family="text">
      <style:text-properties officeooo:rsid="000a56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35f50" style:font-weight-asian="bold" style:font-weight-complex="bold"/>
    </style:style>
    <style:style style:name="T10" style:family="text">
      <style:text-properties fo:font-weight="bold" officeooo:rsid="00043c26" style:font-weight-asian="bold" style:font-weight-complex="bold"/>
    </style:style>
    <style:style style:name="T11" style:family="text">
      <style:text-properties fo:font-weight="bold" officeooo:rsid="000263a7" style:font-weight-asian="bold" style:font-weight-complex="bold"/>
    </style:style>
    <style:style style:name="T12" style:family="text">
      <style:text-properties fo:font-weight="bold" officeooo:rsid="0005dc10" style:font-weight-asian="bold" style:font-weight-complex="bold"/>
    </style:style>
    <style:style style:name="T13" style:family="text">
      <style:text-properties fo:font-weight="bold" officeooo:rsid="00167607" style:font-weight-asian="bold" style:font-weight-complex="bold"/>
    </style:style>
    <style:style style:name="T14" style:family="text">
      <style:text-properties fo:font-weight="bold" officeooo:rsid="0038479d" style:font-weight-asian="bold" style:font-weight-complex="bold"/>
    </style:style>
    <style:style style:name="T15" style:family="text">
      <style:text-properties fo:font-weight="bold" officeooo:rsid="0037f9bd" style:font-weight-asian="bold" style:font-weight-complex="bold"/>
    </style:style>
    <style:style style:name="T16" style:family="text">
      <style:text-properties fo:font-weight="bold" officeooo:rsid="003e3b1b" style:font-weight-asian="bold" style:font-weight-complex="bold"/>
    </style:style>
    <style:style style:name="T17" style:family="text">
      <style:text-properties officeooo:rsid="000fddb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43c26" style:font-weight-asian="normal" style:font-weight-complex="normal"/>
    </style:style>
    <style:style style:name="T20" style:family="text">
      <style:text-properties fo:font-weight="normal" officeooo:rsid="00035f50" style:font-weight-asian="normal" style:font-weight-complex="normal"/>
    </style:style>
    <style:style style:name="T21" style:family="text">
      <style:text-properties fo:font-weight="normal" officeooo:rsid="000fd2b1" style:font-weight-asian="normal" style:font-weight-complex="normal"/>
    </style:style>
    <style:style style:name="T22" style:family="text">
      <style:text-properties fo:font-weight="normal" officeooo:rsid="00167607" style:font-weight-asian="normal" style:font-weight-complex="normal"/>
    </style:style>
    <style:style style:name="T23" style:family="text">
      <style:text-properties fo:font-weight="normal" officeooo:rsid="0019815c" style:font-weight-asian="normal" style:font-weight-complex="normal"/>
    </style:style>
    <style:style style:name="T24" style:family="text">
      <style:text-properties fo:font-weight="normal" officeooo:rsid="002047af" style:font-weight-asian="normal" style:font-weight-complex="normal"/>
    </style:style>
    <style:style style:name="T25" style:family="text">
      <style:text-properties fo:font-weight="normal" officeooo:rsid="00290669" style:font-weight-asian="normal" style:font-weight-complex="normal"/>
    </style:style>
    <style:style style:name="T26" style:family="text">
      <style:text-properties fo:font-weight="normal" officeooo:rsid="002b1ac8" style:font-weight-asian="normal" style:font-weight-complex="normal"/>
    </style:style>
    <style:style style:name="T27" style:family="text">
      <style:text-properties officeooo:rsid="00167607"/>
    </style:style>
    <style:style style:name="T28" style:family="text">
      <style:text-properties officeooo:rsid="0019815c"/>
    </style:style>
    <style:style style:name="T29" style:family="text">
      <style:text-properties officeooo:rsid="001d1412"/>
    </style:style>
    <style:style style:name="T30" style:family="text">
      <style:text-properties officeooo:rsid="001e51f2"/>
    </style:style>
    <style:style style:name="T31" style:family="text">
      <style:text-properties officeooo:rsid="0024fb46"/>
    </style:style>
    <style:style style:name="T32" style:family="text">
      <style:text-properties officeooo:rsid="0026d9a1"/>
    </style:style>
    <style:style style:name="T33" style:family="text">
      <style:text-properties officeooo:rsid="002f6989"/>
    </style:style>
    <style:style style:name="T34" style:family="text">
      <style:text-properties officeooo:rsid="00303a8b"/>
    </style:style>
    <style:style style:name="T35" style:family="text">
      <style:text-properties officeooo:rsid="0037f9bd"/>
    </style:style>
    <style:style style:name="T36" style:family="text">
      <style:text-properties officeooo:rsid="0038479d"/>
    </style:style>
    <style:style style:name="T37" style:family="text">
      <style:text-properties officeooo:rsid="003a0a7c"/>
    </style:style>
    <style:style style:name="T38" style:family="text">
      <style:text-properties style:text-position="super 58%" officeooo:rsid="003a0a7c"/>
    </style:style>
    <style:style style:name="T39" style:family="text">
      <style:text-properties style:text-position="super 58%" officeooo:rsid="003ed9ff"/>
    </style:style>
    <style:style style:name="T40" style:family="text">
      <style:text-properties officeooo:rsid="003e3b1b"/>
    </style:style>
    <style:style style:name="T41" style:family="text">
      <style:text-properties officeooo:rsid="003ed9ff"/>
    </style:style>
    <style:style style:name="T42" style:family="text">
      <style:text-properties officeooo:rsid="003f5ee7"/>
    </style:style>
    <style:style style:name="T43" style:family="text">
      <style:text-properties officeooo:rsid="0042f376"/>
    </style:style>
    <style:style style:name="T44" style:family="text">
      <style:text-properties officeooo:rsid="004324f9"/>
    </style:style>
    <style:style style:name="T45" style:family="text">
      <style:text-properties officeooo:rsid="0043c16a"/>
    </style:style>
    <style:style style:name="T46" style:family="text">
      <style:text-properties officeooo:rsid="00469309"/>
    </style:style>
    <style:style style:name="T47" style:family="text">
      <style:text-properties officeooo:rsid="00479962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n-Commercial Bookkeeper</text:p>
      <text:p text:style-name="P2">Use Cases</text:p>
      <text:p text:style-name="P1"/>
      <text:list text:style-name="L1">
        <text:list-item>
          <text:p text:style-name="P4">Organization Info</text:p>
          <text:list>
            <text:list-item>
              <text:p text:style-name="P5">Fields, <text:span text:style-name="T7">all on screen fields are required.</text:span></text:p>
              <text:list>
                <text:list-item>
                  <text:p text:style-name="P6">locale_prefix<text:tab/><text:tab/><text:span text:style-name="T5">(On screen)</text:span></text:p>
                </text:list-item>
                <text:list-item>
                  <text:p text:style-name="P5">locale_name<text:span text:style-name="T3"><text:tab/><text:tab/></text:span><text:span text:style-name="T5">(On screen)</text:span></text:p>
                </text:list-item>
                <text:list-item>
                  <text:p text:style-name="P7">total_membership<text:tab/><text:span text:style-name="T5">(On screen)</text:span></text:p>
                </text:list-item>
                <text:list-item>
                  <text:p text:style-name="P7">treasure<text:span text:style-name="T4">r<text:tab/><text:tab/></text:span><text:span text:style-name="T5">(On screen)</text:span></text:p>
                </text:list-item>
                <text:list-item>
                  <text:p text:style-name="P7">start_of_fiscal_year<text:tab/><text:span text:style-name="T5">(On screen)</text:span></text:p>
                </text:list-item>
                <text:list-item>
                  <text:p text:style-name="P6">location_city_name<text:tab/><text:span text:style-name="T5">(On screen)</text:span></text:p>
                </text:list-item>
                <text:list-item>
                  <text:p text:style-name="P7">latitude<text:tab/><text:tab/><text:span text:style-name="T6">(Filled in later)</text:span></text:p>
                </text:list-item>
                <text:list-item>
                  <text:p text:style-name="P6">longitude<text:tab/><text:tab/><text:span text:style-name="T6">(Filled in later)</text:span></text:p>
                </text:list-item>
                <text:list-item>
                  <text:p text:style-name="P6">iana_name<text:tab/><text:tab/><text:span text:style-name="T6">(Filled in later)</text:span></text:p>
                </text:list-item>
              </text:list>
            </text:list-item>
            <text:list-item>
              <text:p text:style-name="P8">Use Cases</text:p>
              <text:list>
                <text:list-item>
                  <text:p text:style-name="P9">First time entry<text:tab/><text:tab/><text:tab/><text:span text:style-name="T31">(Creates 9 rows.)</text:span></text:p>
                  <text:list>
                    <text:list-item>
                      <text:p text:style-name="P10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20">, </text:span>and <text:span text:style-name="T10">location_city_name</text:span><text:span text:style-name="T19"> </text:span><text:span text:style-name="T23">row</text:span><text:span text:style-name="T18">s to the data table</text:span><text:span text:style-name="T19">.</text:span></text:p>
                    </text:list-item>
                    <text:list-item>
                      <text:p text:style-name="P11"><text:span text:style-name="T19">C</text:span><text:span text:style-name="T18">onvert the <text:s/></text:span><text:span text:style-name="T10">location_city_name</text:span><text:span text:style-name="T19"> </text:span><text:span text:style-name="T18">field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6">row</text:span><text:span text:style-name="T22">s in the </text:span><text:span text:style-name="T13">data</text:span><text:span text:style-name="T22"> table.</text:span></text:p>
                      <text:list>
                        <text:list-item>
                          <text:p text:style-name="P12"><text:span text:style-name="T17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8">row</text:span><text:span text:style-name="T17">s</text:span> in the <text:span text:style-name="T8">data</text:span> table.</text:p>
                        </text:list-item>
                        <text:list-item>
                          <text:p text:style-name="P13">Creates <text:span text:style-name="T29">a</text:span> <text:span text:style-name="T27">row</text:span> in the <text:span text:style-name="T8">fiscal_year</text:span> table <text:span text:style-name="T29">that represents the start of the fiscal year</text:span>.</text:p>
                        </text:list-item>
                        <text:list-item>
                          <text:p text:style-name="P13">Creates <text:span text:style-name="T29">a</text:span> <text:span text:style-name="T27">row</text:span> in the <text:span text:style-name="T8">fiscal_year</text:span> table <text:span text:style-name="T29">that represents the </text:span><text:span text:style-name="T30">next</text:span><text:span text:style-name="T29"> of the year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9">Add previous year<text:tab/><text:tab/><text:tab/><text:span text:style-name="T31">(Creates 9 rows.)</text:span></text:p>
                  <text:list>
                    <text:list-item>
                      <text:p text:style-name="P10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20">, </text:span>and <text:span text:style-name="T10">location_city_name</text:span><text:span text:style-name="T19"> </text:span><text:span text:style-name="T23">row</text:span><text:span text:style-name="T18">s to the data table</text:span><text:span text:style-name="T19">.</text:span></text:p>
                    </text:list-item>
                    <text:list-item>
                      <text:p text:style-name="P11"><text:span text:style-name="T19">C</text:span><text:span text:style-name="T18">onvert the <text:s/></text:span><text:span text:style-name="T10">location_city_name</text:span><text:span text:style-name="T19"> </text:span><text:span text:style-name="T18">field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6">row</text:span><text:span text:style-name="T22">s in the </text:span><text:span text:style-name="T13">data</text:span><text:span text:style-name="T22"> table.</text:span></text:p>
                      <text:list>
                        <text:list-item>
                          <text:p text:style-name="P12"><text:span text:style-name="T17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8">row</text:span><text:span text:style-name="T17">s</text:span> in the <text:span text:style-name="T8">data</text:span> table.</text:p>
                        </text:list-item>
                        <text:list-item>
                          <text:p text:style-name="P12"><text:span text:style-name="T19">Creates </text:span><text:span text:style-name="T24">a</text:span><text:span text:style-name="T19"> </text:span><text:span text:style-name="T22">row</text:span><text:span text:style-name="T19"> in the </text:span><text:span text:style-name="T10">fiscal_year</text:span><text:span text:style-name="T19"> tabl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Add next year<text:tab/><text:tab/><text:tab/><text:tab/><text:span text:style-name="T31">(Creates 9 rows.)</text:span></text:p>
                  <text:list>
                    <text:list-item>
                      <text:p text:style-name="P10">Adds the <text:span text:style-name="T8">l</text:span><text:span text:style-name="T10">ocale_prefix</text:span><text:span text:style-name="T3">, </text:span><text:span text:style-name="T11">locale_name</text:span><text:span text:style-name="T1">, </text:span><text:span text:style-name="T9">total_membership</text:span><text:span text:style-name="T2">, </text:span><text:span text:style-name="T9">treasure</text:span><text:span text:style-name="T12">r</text:span><text:span text:style-name="T4">, </text:span><text:span text:style-name="T9">start_of_fiscal_year</text:span><text:span text:style-name="T20">, </text:span>and <text:span text:style-name="T10">location_city_name</text:span><text:span text:style-name="T19"> </text:span><text:span text:style-name="T23">row</text:span><text:span text:style-name="T18">s to the data table</text:span><text:span text:style-name="T19">.</text:span></text:p>
                    </text:list-item>
                    <text:list-item>
                      <text:p text:style-name="P11"><text:span text:style-name="T19">C</text:span><text:span text:style-name="T18">onvert the <text:s/></text:span><text:span text:style-name="T10">location_city_name</text:span><text:span text:style-name="T19"> </text:span><text:span text:style-name="T18">field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6">row</text:span><text:span text:style-name="T22">s in the </text:span><text:span text:style-name="T13">data</text:span><text:span text:style-name="T22"> table.</text:span></text:p>
                      <text:list>
                        <text:list-item>
                          <text:p text:style-name="P12"><text:span text:style-name="T17">Add</text:span>s the <text:span text:style-name="T9">latitude</text:span><text:span text:style-name="T2">, </text:span><text:span text:style-name="T9">longitude</text:span><text:span text:style-name="T2">, </text:span>and <text:span text:style-name="T10">iana_name</text:span><text:span text:style-name="T3"> </text:span><text:span text:style-name="T28">row</text:span><text:span text:style-name="T17">s</text:span> in the <text:span text:style-name="T8">data</text:span> table.</text:p>
                        </text:list-item>
                        <text:list-item>
                          <text:p text:style-name="P12"><text:span text:style-name="T19">Creates </text:span><text:span text:style-name="T24">a</text:span><text:span text:style-name="T19"> </text:span><text:span text:style-name="T22">row</text:span><text:span text:style-name="T19"> in the </text:span><text:span text:style-name="T10">fiscal_year</text:span><text:span text:style-name="T19"> table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Update data for any fiscal year<text:tab/><text:span text:style-name="T32">(Updates rows)</text:span></text:p>
                  <text:list>
                    <text:list-item>
                      <text:p text:style-name="P14">Updates only the rows that reflect the fields that were updated in the panel.</text:p>
                    </text:list-item>
                    <text:list-item>
                      <text:p text:style-name="P11"><text:span text:style-name="T25">If the </text:span><text:span text:style-name="T10">location_city_name</text:span><text:span text:style-name="T25"> field was updated c</text:span><text:span text:style-name="T18">onvert </text:span><text:span text:style-name="T25">i</text:span><text:span text:style-name="T18">t to the </text:span><text:span text:style-name="T9">latitude</text:span><text:span text:style-name="T20">, </text:span><text:span text:style-name="T9">longitude</text:span><text:span text:style-name="T20">, </text:span><text:span text:style-name="T21">and </text:span><text:span text:style-name="T10">iana_name</text:span><text:span text:style-name="T19"> </text:span><text:span text:style-name="T22">fields </text:span><text:span text:style-name="T25">and update</text:span><text:span text:style-name="T22"> the </text:span><text:span text:style-name="T13">data</text:span><text:span text:style-name="T22"> table </text:span><text:span text:style-name="T25">rows</text:span><text:span text:style-name="T22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Budget</text:p>
        </text:list-item>
        <text:list-item>
          <text:p text:style-name="P15">Monthly</text:p>
        </text:list-item>
        <text:list-item>
          <text:p text:style-name="P15">Fiscal Year</text:p>
        </text:list-item>
        <text:list-item>
          <text:p text:style-name="P16">Save to Database</text:p>
          <text:list>
            <text:list-item>
              <text:p text:style-name="P17">First fiscal Year entered <text:span text:style-name="T34">(</text:span><text:span text:style-name="T33">Organization Information Panel</text:span><text:span text:style-name="T34">)</text:span></text:p>
              <text:list>
                <text:list-item>
                  <text:p text:style-name="P19">Collect <text:span text:style-name="T34">panel values </text:span><text:span text:style-name="T44">(Only </text:span><text:span text:style-name="T33">Organization Information </text:span><text:span text:style-name="T44">is needed).</text:span></text:p>
                </text:list-item>
                <text:list-item>
                  <text:p text:style-name="P18"><text:soft-page-break/>Add the location information to the Organization Information panel.</text:p>
                </text:list-item>
                <text:list-item>
                  <text:p text:style-name="P20">Set the organization_data variable with organization data.</text:p>
                </text:list-item>
                <text:list-item>
                  <text:p text:style-name="P21">Now that we have the location data our timezone will be correct we can initialize the rest of the database.</text:p>
                  <text:list>
                    <text:list-item>
                      <text:p text:style-name="P30">Set the <text:span text:style-name="T8">organization_data</text:span> variable with the Organization data.</text:p>
                    </text:list-item>
                    <text:list-item>
                      <text:p text:style-name="P26">Insert <text:span text:style-name="T36">a</text:span> fiscal year <text:span text:style-name="T36">set to </text:span><text:span text:style-name="T14">current</text:span><text:span text:style-name="T36"> </text:span>in the <text:span text:style-name="T8">fiscal_year</text:span> table.</text:p>
                    </text:list-item>
                    <text:list-item>
                      <text:p text:style-name="P27">Insert the next year <text:span text:style-name="T37">(Needed because the fiscal year usually does not start on the 1</text:span><text:span text:style-name="T38">st</text:span><text:span text:style-name="T37"> day of Baha.</text:span></text:p>
                    </text:list-item>
                    <text:list-item>
                      <text:p text:style-name="P28">Insert months into the database.</text:p>
                    </text:list-item>
                    <text:list-item>
                      <text:p text:style-name="P29">Insert fields from all panels into the database.</text:p>
                    </text:list-item>
                    <text:list-item>
                      <text:p text:style-name="P23">Insert the <text:s/><text:span text:style-name="T33">Organization Information </text:span>in the database.</text:p>
                    </text:list-item>
                  </text:list>
                </text:list-item>
              </text:list>
            </text:list-item>
            <text:list-item>
              <text:p text:style-name="P24">Add a new fiscal year</text:p>
              <text:list>
                <text:list-item>
                  <text:p text:style-name="P19">Collect <text:span text:style-name="T34">panel values </text:span><text:span text:style-name="T44">(Only </text:span><text:span text:style-name="T33">Organization Information </text:span><text:span text:style-name="T44">is needed).</text:span></text:p>
                </text:list-item>
                <text:list-item>
                  <text:p text:style-name="P18">Add the location information to the Organization Information panel.</text:p>
                </text:list-item>
                <text:list-item>
                  <text:p text:style-name="P21">Now that we have the location data our timezone will be correct we can initialize the rest of the database <text:span text:style-name="T41">(A new year repeats all the same entries as when it was the 1</text:span><text:span text:style-name="T39">st</text:span><text:span text:style-name="T41"> fiscal year)</text:span>.</text:p>
                  <text:list>
                    <text:list-item>
                      <text:p text:style-name="P30">Set the <text:span text:style-name="T8">organization_data</text:span> variable with the Organization data.</text:p>
                    </text:list-item>
                    <text:list-item>
                      <text:p text:style-name="P24"><text:span text:style-name="T42">Insert a fiscal year</text:span> <text:span text:style-name="T40">set to </text:span><text:span text:style-name="T16">current</text:span><text:span text:style-name="T40"> i</text:span><text:span text:style-name="T35">n the </text:span><text:span text:style-name="T15">fiscal_year</text:span><text:span text:style-name="T35"> table.</text:span></text:p>
                    </text:list-item>
                    <text:list-item>
                      <text:p text:style-name="P27"><text:span text:style-name="T43">I</text:span>nsert the next year <text:span text:style-name="T37">(Needed because the fiscal year usually does not start on the 1</text:span><text:span text:style-name="T38">st</text:span><text:span text:style-name="T37"> day of Baha.</text:span></text:p>
                    </text:list-item>
                    <text:list-item>
                      <text:p text:style-name="P23">Insert the <text:s/><text:span text:style-name="T33">Organization Information </text:span>in the database.</text:p>
                    </text:list-item>
                    <text:list-item>
                      <text:p text:style-name="P22">Populate all panels. *** Do we need this? ***</text:p>
                    </text:list-item>
                  </text:list>
                </text:list-item>
              </text:list>
            </text:list-item>
            <text:list-item>
              <text:p text:style-name="P25">Add an old year (<text:span text:style-name="T47">If a year</text:span><text:span text:style-name="T46"> is entered before the current fiscal year it will be </text:span><text:span text:style-name="T47">set</text:span><text:span text:style-name="T46"> as current </text:span><text:span text:style-name="T47">fiscal year </text:span><text:span text:style-name="T46">until the real current </text:span><text:span text:style-name="T47">fiscal year </text:span><text:span text:style-name="T46">is entered </text:span><text:span text:style-name="T47">also if entered after the real fiscal year it w</text:span>ill never become the current fiscal year<text:span text:style-name="T47">).</text:span></text:p>
              <text:list>
                <text:list-item>
                  <text:p text:style-name="P19">Collect <text:span text:style-name="T34">panel values </text:span><text:span text:style-name="T44">(Only </text:span><text:span text:style-name="T33">Organization Information </text:span><text:span text:style-name="T44">is needed).</text:span></text:p>
                </text:list-item>
                <text:list-item>
                  <text:p text:style-name="P18">Add the location information to the Organization Information panel.</text:p>
                </text:list-item>
                <text:list-item>
                  <text:p text:style-name="P24"><text:span text:style-name="T42">Insert a fiscal year</text:span> <text:span text:style-name="T45">NOT </text:span><text:span text:style-name="T40">set </text:span><text:span text:style-name="T45">to current</text:span><text:span text:style-name="T40"> i</text:span><text:span text:style-name="T35">n the </text:span><text:span text:style-name="T15">fiscal_year</text:span><text:span text:style-name="T35"> table.</text:span></text:p>
                </text:list-item>
                <text:list-item>
                  <text:p text:style-name="P23">Insert the <text:s/><text:span text:style-name="T33">Organization Information </text:span>in the database.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7:06:33.455038093</meta:creation-date>
    <dc:date>2025-05-10T20:51:01.367112562</dc:date>
    <meta:editing-duration>PT4H29M40S</meta:editing-duration>
    <meta:editing-cycles>70</meta:editing-cycles>
    <meta:generator>LibreOffice/24.2.7.2$Linux_X86_64 LibreOffice_project/420$Build-2</meta:generator>
    <meta:document-statistic meta:table-count="0" meta:image-count="0" meta:object-count="0" meta:page-count="2" meta:paragraph-count="62" meta:word-count="639" meta:character-count="4211" meta:non-whitespace-character-count="3555"/>
  </office:meta>
</office:document-meta>
</file>